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5.0">
            <text:p>5.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g75">
            <text:p>sg75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votes.py">
            <text:p>https://github.com/nyxkn/libre-music-challenge/blob/main/votes.p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